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T1" style:family="text">
      <style:text-properties fo:language="es" fo:country="MX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rear modelo para la base de datos de una escuela</text:span></text:p>
      <text:list xml:id="list7721655987843844287" text:style-name="WWNum1">
        <text:list-item>
          <text:p text:style-name="P2"><text:span text:style-name="T1">Estudiantes (Nombre, apellido, Id, <text:s/>edad, email)</text:span></text:p>
        </text:list-item>
        <text:list-item>
          <text:p text:style-name="P2"><text:span text:style-name="T1">Maestros (Nombre, apellido, id, teléfono, email)</text:span></text:p>
        </text:list-item>
        <text:list-item>
          <text:p text:style-name="P2"><text:span text:style-name="T1">Materias (nombre, créditos, id)</text:span></text:p>
        </text:list-item>
        <text:list-item>
          <text:p text:style-name="P2"><text:span text:style-name="T1">Clases (Id, MaestroId, MateriaId, horario)</text:span></text:p>
        </text:list-item>
        <text:list-item>
          <text:p text:style-name="P2"><text:span text:style-name="T1">Asignaciones (EstudianteId, ClaseId, Calificacion)</text:span></text:p>
        </text:list-item>
      </text:list>
      <text:p text:style-name="Standard"><text:span text:style-name="T1">Constraints:</text:span></text:p>
      <text:list xml:id="list3083306773619756880" text:style-name="WWNum2">
        <text:list-item>
          <text:p text:style-name="P3"><text:span text:style-name="T1">Los maestros pueden tener mas de una materia</text:span></text:p>
        </text:list-item>
        <text:list-item>
          <text:p text:style-name="P3"><text:span text:style-name="T1">Una clase solo puede tener un maestro</text:span></text:p>
        </text:list-item>
        <text:list-item>
          <text:p text:style-name="P3"><text:span text:style-name="T1">Los maestros pueden dar mas de una clase</text:span></text:p>
        </text:list-item>
        <text:list-item>
          <text:p text:style-name="P3"><text:span text:style-name="T1">Los alumnos pueden estar asignados a mas de una clase</text:span></text:p>
        </text:list-item>
      </text:list>
      <text:p text:style-name="Standard"><text:span text:style-name="T1">Utilizando Entity Framework:</text:span></text:p>
      <text:list xml:id="list5746359889673479287" text:style-name="WWNum3">
        <text:list-item>
          <text:p text:style-name="P4"><text:span text:style-name="T1">Crear entidades para modelo de clases</text:span></text:p>
        </text:list-item>
        <text:list-item>
          <text:p text:style-name="P4"><text:span text:style-name="T1">Crear método Seed con información básica para cada entidad</text:span></text:p>
        </text:list-item>
        <text:list-item>
          <text:p text:style-name="P4"><text:span text:style-name="T1">Crear métodos Create, Update, Delete, Get All y GetById para cada entidad</text:span></text:p>
        </text:list-item>
        <text:list-item>
          <text:p text:style-name="P4"><text:span text:style-name="T1">Agregar siguientes campos:</text:span></text:p>
          <text:list>
            <text:list-item>
              <text:p text:style-name="P4"><text:span text:style-name="T1">Fecha de nacimiento a Estudiantes y Maestros</text:span></text:p>
            </text:list-item>
            <text:list-item>
              <text:p text:style-name="P4"><text:span text:style-name="T1">Fecha de ingreso a Estudiantes</text:span></text:p>
            </text:list-item>
            <text:list-item>
              <text:p text:style-name="P4"><text:span text:style-name="T1">Fecha de contratación a Maestro</text:span></text:p>
            </text:list-item>
            <text:list-item>
              <text:p text:style-name="P4"><text:span text:style-name="T1">EstaActivo para Estudiantes y Maestro</text:span></text:p>
            </text:list-item>
            <text:list-item>
              <text:p text:style-name="P4"><text:span text:style-name="T1">Fecha de Baja para Estudiantes y Maestros</text:span></text:p>
            </text:list-item>
          </text:list>
        </text:list-item>
        <text:list-item>
          <text:p text:style-name="P4"><text:span text:style-name="T1">Crear migraciones para agregar campos</text:span></text:p>
        </text:list-item>
        <text:list-item>
          <text:p text:style-name="P4"><text:span text:style-name="T1">Actualizar método Delete para que</text:span><text:bookmark text:name="_GoBack"/><text:span text:style-name="T1"> en lugar de borrarlos físicamente los desactive y actualize la fecha de baja. 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ola</meta:initial-creator>
    <meta:editing-cycles>2</meta:editing-cycles>
    <meta:creation-date>2018-02-12T01:56:00</meta:creation-date>
    <dc:date>2018-02-12T21:04:14.22</dc:date>
    <meta:editing-duration>PT53S</meta:editing-duration>
    <meta:generator>OpenOffice/4.1.4$Win32 OpenOffice.org_project/414m5$Build-9788</meta:generator>
    <meta:document-statistic meta:table-count="0" meta:image-count="0" meta:object-count="0" meta:page-count="1" meta:paragraph-count="23" meta:word-count="174" meta:character-count="10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